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UserRegistry.get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tSeparatorWithDotBrokerConventionConfig.configureMessageBroker( MessageBrok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ConfigurationTests.userBroadca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BrokerConfigurationTests.brokerChannelCusto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BrokerConfig.brokerChannel( AbstractSubscribableChannel clientInboundChannel , AbstractSubscribableChannel clientOutboundChannel , TaskExecutor broker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simpValidator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BrokerConfigurationTests.testDotSeparator( ApplicationContext context , boolean expectLeadingSlas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est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MessageBrokerConfig.createLocalUserRegistry( @ Nullable Integer 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Config.addReturnValueHandlers( List &lt; HandlerMethodReturnValueHandler &gt; returnValue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customUserRegistry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BrokerConfigurationTests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clientOutboundChannelCusto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UserRegistry.findSubscriptions( SimpSubscription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BrokerConfigurationTests.configureMessageConverter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BrokerConfigurationTests.clientOutboundChannelUsedBySimpleBro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aseDotSeparatorConfig.configureMessageBroker( MessageBrok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configureMessageConverters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BrokerConfigurationTests.createConnectMessage( String sessionId , long [ ] heartbe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BrokerConfigurationTests.configureMessageConverters( List &lt; MessageConverter &gt;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handl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Validator.validate( @ Nullable Object target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BrokerConfigurationTests.brokerChannelWithBrokerR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UserRegist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customArgumentAndReturnValu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Config.configureClientInboundChannel( ChannelRegistration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DotSeparatorConfig.clientOutboundChannel( TaskExecutor clientOut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loadConfig( Class &lt; ? &gt; 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otSeparatorConfig.brokerChannel( AbstractSubscribableChannel clientInboundChannel , AbstractSubscribableChannel clientOutboundChannel , TaskExecutor broker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Config.addArgumentResolvers( List &lt; HandlerMethodArgumentResolver &gt; 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custom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UserRegistry.getUs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BrokerConfigurationTests.clientInboundChannelCusto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BrokerConfig.clientOutboundChannel( TaskExecutor clientOut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brokerChannelUsedByAnnotated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BrokerConfigurationTests.configureMessageConvertersCustomAnd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ssageBrokerConfigurationTests.dotSeparatorWithBrokerSlash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UserRegistry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customCach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BrokerConfigurationTests.clientInboundChannelWithBrokerR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BrokerConfigurationTests.simpValidatorMv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okerRelayConfig.configureMessageBroker( MessageBrok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DotSeparatorConfig.clientInboundChannel( TaskExecutor clientIn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clientInbound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BrokerConfigurationTests.broker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BrokerConfig.clientInboundChannel( TaskExecutor clientIn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SeparatorWithSlashBrokerConventionConfig.configureMessageBroker( MessageBrok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ConfigurationTests.threadPoolSiz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Config.configureClientOutboundChannel( ChannelRegistration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ConfigurationTests.simpValidator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hannel.sendInternal( Message &lt; ? &gt; messag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UserRegistry.getUser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BrokerConfigurationTests.simpValidator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BrokerConfigurationTests.userBroadcastsDisabledWithSimpleBr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BrokerConfig.subscripti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ConfigurationTests.clientOutboundChannelUsedByAnnotated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ssageBrokerConfigurationTests.dotSeparatorWithBrokerDot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Config.configureMessageBroker( MessageBrok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